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465a4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svg:stroke-color="#c5000b" draw:marker-start-width="0.509cm" draw:marker-end-width="0.509cm" svg:stroke-linecap="round" draw:fill="none" draw:fill-color="#ff950e" draw:opacity="50%" draw:textarea-horizontal-align="justify" draw:textarea-vertical-align="middle" draw:auto-grow-height="false" fo:padding-top="0.176cm" fo:padding-bottom="0.176cm" fo:padding-left="0.301cm" fo:padding-right="0.301cm" draw:shadow-offset-x="0.203cm" draw:shadow-offset-y="0.203cm" draw:shadow-opacity="50%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118cm" svg:height="9.461cm" svg:x="2.036cm" svg:y="1.2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321cm" svg:height="1.321cm" svg:x="3.9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5.432cm" svg:y="6.0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6.932cm" svg:y="4.5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6.932cm" svg:y="7.5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6.932cm" svg:y="9.0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473cm" svg:height="9.169cm" svg:x="2.351cm" svg:y="1.45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23:21:39.936649672</meta:creation-date>
    <dc:date>2016-08-14T22:13:18.923334371</dc:date>
    <dc:creator>elucterio </dc:creator>
    <meta:editing-duration>P2DT22H41M46S</meta:editing-duration>
    <meta:editing-cycles>11</meta:editing-cycles>
    <meta:generator>LibreOffice/4.2.8.2$Linux_X86_64 LibreOffice_project/420m0$Build-2</meta:generator>
    <meta:document-statistic meta:object-count="44"/>
  </office:meta>
</office:document-meta>
</file>